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0.6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6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75" table:default-cell-style-name="Default"/>
        <table:table-row table:style-name="ro1">
          <table:table-cell office:value-type="string" calcext:value-type="string">
            <text:p>Model nam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Res50_ConvLayer</text:p>
          </table:table-cell>
          <table:table-cell office:value-type="float" office:value="341041152" calcext:value-type="float">
            <text:p>341041152</text:p>
          </table:table-cell>
          <table:table-cell table:number-columns-repeated="2" office:value-type="float" office:value="210636800" calcext:value-type="float">
            <text:p>210636800</text:p>
          </table:table-cell>
          <table:table-cell office:value-type="float" office:value="295436288" calcext:value-type="float">
            <text:p>295436288</text:p>
          </table:table-cell>
          <table:table-cell table:number-columns-repeated="3" office:value-type="float" office:value="218365952" calcext:value-type="float">
            <text:p>218365952</text:p>
          </table:table-cell>
          <table:table-cell office:value-type="float" office:value="295436288" calcext:value-type="float">
            <text:p>295436288</text:p>
          </table:table-cell>
          <table:table-cell table:number-columns-repeated="5" office:value-type="float" office:value="218365952" calcext:value-type="float">
            <text:p>218365952</text:p>
          </table:table-cell>
          <table:table-cell office:value-type="float" office:value="295436288" calcext:value-type="float">
            <text:p>295436288</text:p>
          </table:table-cell>
          <table:table-cell table:number-columns-repeated="2" office:value-type="float" office:value="218365952" calcext:value-type="float">
            <text:p>218365952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Res50_OutputLayer</text:p>
          </table:table-cell>
          <table:table-cell table:number-columns-repeated="3" office:value-type="float" office:value="25856" calcext:value-type="float">
            <text:p>25856</text:p>
          </table:table-cell>
          <table:table-cell table:number-columns-repeated="4" office:value-type="float" office:value="51712" calcext:value-type="float">
            <text:p>51712</text:p>
          </table:table-cell>
          <table:table-cell table:number-columns-repeated="6" office:value-type="float" office:value="103424" calcext:value-type="float">
            <text:p>103424</text:p>
          </table:table-cell>
          <table:table-cell table:number-columns-repeated="4" office:value-type="float" office:value="206848" calcext:value-type="float">
            <text:p>206848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Res50_block(Conv+Output)</text:p>
          </table:table-cell>
          <table:table-cell table:formula="of:=SUM([.B2];[.B3])" office:value-type="float" office:value="341067008" calcext:value-type="float">
            <text:p>341067008</text:p>
          </table:table-cell>
          <table:table-cell table:formula="of:=SUM([.C2];[.C3])" office:value-type="float" office:value="210662656" calcext:value-type="float">
            <text:p>210662656</text:p>
          </table:table-cell>
          <table:table-cell table:formula="of:=SUM([.D2];[.D3])" office:value-type="float" office:value="210662656" calcext:value-type="float">
            <text:p>210662656</text:p>
          </table:table-cell>
          <table:table-cell table:formula="of:=SUM([.E2];[.E3])" office:value-type="float" office:value="295488000" calcext:value-type="float">
            <text:p>295488000</text:p>
          </table:table-cell>
          <table:table-cell table:formula="of:=SUM([.F2];[.F3])" office:value-type="float" office:value="218417664" calcext:value-type="float">
            <text:p>218417664</text:p>
          </table:table-cell>
          <table:table-cell table:formula="of:=SUM([.G2];[.G3])" office:value-type="float" office:value="218417664" calcext:value-type="float">
            <text:p>218417664</text:p>
          </table:table-cell>
          <table:table-cell table:formula="of:=SUM([.H2];[.H3])" office:value-type="float" office:value="218417664" calcext:value-type="float">
            <text:p>218417664</text:p>
          </table:table-cell>
          <table:table-cell table:formula="of:=SUM([.I2];[.I3])" office:value-type="float" office:value="295539712" calcext:value-type="float">
            <text:p>295539712</text:p>
          </table:table-cell>
          <table:table-cell table:formula="of:=SUM([.J2];[.J3])" office:value-type="float" office:value="218469376" calcext:value-type="float">
            <text:p>218469376</text:p>
          </table:table-cell>
          <table:table-cell table:formula="of:=SUM([.K2];[.K3])" office:value-type="float" office:value="218469376" calcext:value-type="float">
            <text:p>218469376</text:p>
          </table:table-cell>
          <table:table-cell table:formula="of:=SUM([.L2];[.L3])" office:value-type="float" office:value="218469376" calcext:value-type="float">
            <text:p>218469376</text:p>
          </table:table-cell>
          <table:table-cell table:formula="of:=SUM([.M2];[.M3])" office:value-type="float" office:value="218469376" calcext:value-type="float">
            <text:p>218469376</text:p>
          </table:table-cell>
          <table:table-cell table:formula="of:=SUM([.N2];[.N3])" office:value-type="float" office:value="218469376" calcext:value-type="float">
            <text:p>218469376</text:p>
          </table:table-cell>
          <table:table-cell table:formula="of:=SUM([.O2];[.O3])" office:value-type="float" office:value="295643136" calcext:value-type="float">
            <text:p>295643136</text:p>
          </table:table-cell>
          <table:table-cell table:formula="of:=SUM([.P2];[.P3])" office:value-type="float" office:value="218572800" calcext:value-type="float">
            <text:p>218572800</text:p>
          </table:table-cell>
          <table:table-cell table:formula="of:=SUM([.Q2];[.Q3])" office:value-type="float" office:value="218572800" calcext:value-type="float">
            <text:p>218572800</text:p>
          </table:table-cell>
          <table:table-cell table:formula="of:=SUM([.R2];[.R3])" office:value-type="float" office:value="206848" calcext:value-type="float">
            <text:p>206848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Res50_Cumulative</text:p>
          </table:table-cell>
          <table:table-cell table:formula="of:=SUM([.A5];[.B4])" office:value-type="float" office:value="341067008" calcext:value-type="float">
            <text:p>341067008</text:p>
          </table:table-cell>
          <table:table-cell table:formula="of:=SUM([.B4];[.C4])" office:value-type="float" office:value="551729664" calcext:value-type="float">
            <text:p>551729664</text:p>
          </table:table-cell>
          <table:table-cell table:formula="of:=SUM([.C5];[.D4])" office:value-type="float" office:value="762392320" calcext:value-type="float">
            <text:p>762392320</text:p>
          </table:table-cell>
          <table:table-cell table:formula="of:=SUM([.D5];[.E4])" office:value-type="float" office:value="1057880320" calcext:value-type="float">
            <text:p>1057880320</text:p>
          </table:table-cell>
          <table:table-cell table:formula="of:=SUM([.E5];[.F4])" office:value-type="float" office:value="1276297984" calcext:value-type="float">
            <text:p>1276297984</text:p>
          </table:table-cell>
          <table:table-cell table:formula="of:=SUM([.F5];[.G4])" office:value-type="float" office:value="1494715648" calcext:value-type="float">
            <text:p>1494715648</text:p>
          </table:table-cell>
          <table:table-cell table:formula="of:=SUM([.G5];[.H4])" office:value-type="float" office:value="1713133312" calcext:value-type="float">
            <text:p>1713133312</text:p>
          </table:table-cell>
          <table:table-cell table:formula="of:=SUM([.H5];[.I4])" office:value-type="float" office:value="2008673024" calcext:value-type="float">
            <text:p>2008673024</text:p>
          </table:table-cell>
          <table:table-cell table:style-name="ce2" table:formula="of:=SUM([.I5];[.J4])" office:value-type="float" office:value="2227142400" calcext:value-type="float">
            <text:p>2227142400</text:p>
          </table:table-cell>
          <table:table-cell table:formula="of:=SUM([.J5];[.K4])" office:value-type="float" office:value="2445611776" calcext:value-type="float">
            <text:p>2445611776</text:p>
          </table:table-cell>
          <table:table-cell table:formula="of:=SUM([.K5];[.L4])" office:value-type="float" office:value="2664081152" calcext:value-type="float">
            <text:p>2664081152</text:p>
          </table:table-cell>
          <table:table-cell table:formula="of:=SUM([.L5];[.M4])" office:value-type="float" office:value="2882550528" calcext:value-type="float">
            <text:p>2882550528</text:p>
          </table:table-cell>
          <table:table-cell table:formula="of:=SUM([.M5];[.N4])" office:value-type="float" office:value="3101019904" calcext:value-type="float">
            <text:p>3101019904</text:p>
          </table:table-cell>
          <table:table-cell table:formula="of:=SUM([.N5];[.O4])" office:value-type="float" office:value="3396663040" calcext:value-type="float">
            <text:p>3396663040</text:p>
          </table:table-cell>
          <table:table-cell table:formula="of:=SUM([.O5];[.P4])" office:value-type="float" office:value="3615235840" calcext:value-type="float">
            <text:p>3615235840</text:p>
          </table:table-cell>
          <table:table-cell table:formula="of:=SUM([.P5];[.Q4])" office:value-type="float" office:value="3833808640" calcext:value-type="float">
            <text:p>3833808640</text:p>
          </table:table-cell>
          <table:table-cell table:formula="of:=SUM([.Q5];[.R4])" office:value-type="float" office:value="3834015488" calcext:value-type="float">
            <text:p>3834015488</text:p>
          </table:table-cell>
          <table:table-cell table:number-columns-repeated="67"/>
        </table:table-row>
        <table:table-row table:style-name="ro1">
          <table:table-cell table:number-columns-repeated="85"/>
        </table:table-row>
        <table:table-row table:style-name="ro1">
          <table:table-cell office:value-type="string" calcext:value-type="string">
            <text:p>Mobile1_ConvLayer</text:p>
          </table:table-cell>
          <table:table-cell office:value-type="float" office:value="36528128" calcext:value-type="float">
            <text:p>36528128</text:p>
          </table:table-cell>
          <table:table-cell office:value-type="float" office:value="25690112" calcext:value-type="float">
            <text:p>25690112</text:p>
          </table:table-cell>
          <table:table-cell office:value-type="float" office:value="51380224" calcext:value-type="float">
            <text:p>51380224</text:p>
          </table:table-cell>
          <table:table-cell office:value-type="float" office:value="25690112" calcext:value-type="float">
            <text:p>25690112</text:p>
          </table:table-cell>
          <table:table-cell office:value-type="float" office:value="51380224" calcext:value-type="float">
            <text:p>51380224</text:p>
          </table:table-cell>
          <table:table-cell office:value-type="float" office:value="25690112" calcext:value-type="float">
            <text:p>25690112</text:p>
          </table:table-cell>
          <table:table-cell table:number-columns-repeated="5" office:value-type="float" office:value="51380224" calcext:value-type="float">
            <text:p>51380224</text:p>
          </table:table-cell>
          <table:table-cell office:value-type="float" office:value="25690112" calcext:value-type="float">
            <text:p>25690112</text:p>
          </table:table-cell>
          <table:table-cell office:value-type="float" office:value="51380224" calcext:value-type="float">
            <text:p>51380224</text:p>
          </table:table-cell>
          <table:table-cell table:number-columns-repeated="71"/>
        </table:table-row>
        <table:table-row table:style-name="ro1">
          <table:table-cell office:value-type="string" calcext:value-type="string">
            <text:p>Mobile1_OutputLayer</text:p>
          </table:table-cell>
          <table:table-cell office:value-type="float" office:value="6464" calcext:value-type="float">
            <text:p>6464</text:p>
          </table:table-cell>
          <table:table-cell table:number-columns-repeated="2" office:value-type="float" office:value="12928" calcext:value-type="float">
            <text:p>12928</text:p>
          </table:table-cell>
          <table:table-cell table:number-columns-repeated="2" office:value-type="float" office:value="25856" calcext:value-type="float">
            <text:p>25856</text:p>
          </table:table-cell>
          <table:table-cell table:number-columns-repeated="6" office:value-type="float" office:value="51712" calcext:value-type="float">
            <text:p>51712</text:p>
          </table:table-cell>
          <table:table-cell table:number-columns-repeated="2" office:value-type="float" office:value="103424" calcext:value-type="float">
            <text:p>103424</text:p>
          </table:table-cell>
          <table:table-cell office:value-type="float" office:value="5067776" calcext:value-type="float">
            <text:p>5067776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Mobile1_block(Conv+Output)</text:p>
          </table:table-cell>
          <table:table-cell table:formula="of:=SUM([.B7];[.B8])" office:value-type="float" office:value="36534592" calcext:value-type="float">
            <text:p>36534592</text:p>
          </table:table-cell>
          <table:table-cell table:formula="of:=SUM([.C7];[.C8])" office:value-type="float" office:value="25703040" calcext:value-type="float">
            <text:p>25703040</text:p>
          </table:table-cell>
          <table:table-cell table:formula="of:=SUM([.D7];[.D8])" office:value-type="float" office:value="51393152" calcext:value-type="float">
            <text:p>51393152</text:p>
          </table:table-cell>
          <table:table-cell table:formula="of:=SUM([.E7];[.E8])" office:value-type="float" office:value="25715968" calcext:value-type="float">
            <text:p>25715968</text:p>
          </table:table-cell>
          <table:table-cell table:formula="of:=SUM([.F7];[.F8])" office:value-type="float" office:value="51406080" calcext:value-type="float">
            <text:p>51406080</text:p>
          </table:table-cell>
          <table:table-cell table:formula="of:=SUM([.G7];[.G8])" office:value-type="float" office:value="25741824" calcext:value-type="float">
            <text:p>25741824</text:p>
          </table:table-cell>
          <table:table-cell table:formula="of:=SUM([.H7];[.H8])" office:value-type="float" office:value="51431936" calcext:value-type="float">
            <text:p>51431936</text:p>
          </table:table-cell>
          <table:table-cell table:formula="of:=SUM([.I7];[.I8])" office:value-type="float" office:value="51431936" calcext:value-type="float">
            <text:p>51431936</text:p>
          </table:table-cell>
          <table:table-cell table:formula="of:=SUM([.J7];[.J8])" office:value-type="float" office:value="51431936" calcext:value-type="float">
            <text:p>51431936</text:p>
          </table:table-cell>
          <table:table-cell table:formula="of:=SUM([.K7];[.K8])" office:value-type="float" office:value="51431936" calcext:value-type="float">
            <text:p>51431936</text:p>
          </table:table-cell>
          <table:table-cell table:formula="of:=SUM([.L7];[.L8])" office:value-type="float" office:value="51431936" calcext:value-type="float">
            <text:p>51431936</text:p>
          </table:table-cell>
          <table:table-cell table:formula="of:=SUM([.M7];[.M8])" office:value-type="float" office:value="25793536" calcext:value-type="float">
            <text:p>25793536</text:p>
          </table:table-cell>
          <table:table-cell table:formula="of:=SUM([.N7];[.N8])" office:value-type="float" office:value="51483648" calcext:value-type="float">
            <text:p>51483648</text:p>
          </table:table-cell>
          <table:table-cell table:formula="of:=SUM([.O7];[.O8])" office:value-type="float" office:value="5067776" calcext:value-type="float">
            <text:p>5067776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Mobile1_Cumulative</text:p>
          </table:table-cell>
          <table:table-cell table:formula="of:=SUM([.B8];[.B7])" office:value-type="float" office:value="36534592" calcext:value-type="float">
            <text:p>36534592</text:p>
          </table:table-cell>
          <table:table-cell table:formula="of:=SUM([.B10];[.C9])" office:value-type="float" office:value="62237632" calcext:value-type="float">
            <text:p>62237632</text:p>
          </table:table-cell>
          <table:table-cell table:formula="of:=SUM([.C10];[.D9])" office:value-type="float" office:value="113630784" calcext:value-type="float">
            <text:p>113630784</text:p>
          </table:table-cell>
          <table:table-cell table:formula="of:=SUM([.D10];[.E9])" office:value-type="float" office:value="139346752" calcext:value-type="float">
            <text:p>139346752</text:p>
          </table:table-cell>
          <table:table-cell table:formula="of:=SUM([.E10];[.F9])" office:value-type="float" office:value="190752832" calcext:value-type="float">
            <text:p>190752832</text:p>
          </table:table-cell>
          <table:table-cell table:formula="of:=SUM([.F10];[.G9])" office:value-type="float" office:value="216494656" calcext:value-type="float">
            <text:p>216494656</text:p>
          </table:table-cell>
          <table:table-cell table:style-name="ce2" table:formula="of:=SUM([.G10];[.H9])" office:value-type="float" office:value="267926592" calcext:value-type="float">
            <text:p>267926592</text:p>
          </table:table-cell>
          <table:table-cell table:formula="of:=SUM([.H10];[.I9])" office:value-type="float" office:value="319358528" calcext:value-type="float">
            <text:p>319358528</text:p>
          </table:table-cell>
          <table:table-cell table:formula="of:=SUM([.I10];[.J9])" office:value-type="float" office:value="370790464" calcext:value-type="float">
            <text:p>370790464</text:p>
          </table:table-cell>
          <table:table-cell table:formula="of:=SUM([.J10];[.K9])" office:value-type="float" office:value="422222400" calcext:value-type="float">
            <text:p>422222400</text:p>
          </table:table-cell>
          <table:table-cell table:formula="of:=SUM([.K10];[.L9])" office:value-type="float" office:value="473654336" calcext:value-type="float">
            <text:p>473654336</text:p>
          </table:table-cell>
          <table:table-cell table:formula="of:=SUM([.L10];[.M9])" office:value-type="float" office:value="499447872" calcext:value-type="float">
            <text:p>499447872</text:p>
          </table:table-cell>
          <table:table-cell table:formula="of:=SUM([.M10];[.N9])" office:value-type="float" office:value="550931520" calcext:value-type="float">
            <text:p>550931520</text:p>
          </table:table-cell>
          <table:table-cell table:formula="of:=SUM([.N10];[.O9])" office:value-type="float" office:value="555999296" calcext:value-type="float">
            <text:p>555999296</text:p>
          </table:table-cell>
          <table:table-cell table:number-columns-repeated="70"/>
        </table:table-row>
        <table:table-row table:style-name="ro1">
          <table:table-cell table:number-columns-repeated="85"/>
        </table:table-row>
        <table:table-row table:style-name="ro1">
          <table:table-cell office:value-type="string" calcext:value-type="string">
            <text:p>VGG16_ConvLayer</text:p>
          </table:table-cell>
          <table:table-cell office:value-type="float" office:value="271672934" calcext:value-type="float">
            <text:p>271672934</text:p>
          </table:table-cell>
          <table:table-cell office:value-type="float" office:value="1109812838" calcext:value-type="float">
            <text:p>1109812838</text:p>
          </table:table-cell>
          <table:table-cell table:number-columns-repeated="2" office:value-type="float" office:value="1294781644" calcext:value-type="float">
            <text:p>1294781644</text:p>
          </table:table-cell>
          <table:table-cell office:value-type="float" office:value="1387266048" calcext:value-type="float">
            <text:p>1387266048</text:p>
          </table:table-cell>
          <table:table-cell table:number-columns-repeated="79"/>
        </table:table-row>
        <table:table-row table:style-name="ro1">
          <table:table-cell office:value-type="string" calcext:value-type="string">
            <text:p>VGG16_OutputLayer</text:p>
          </table:table-cell>
          <table:table-cell office:value-type="float" office:value="6464" calcext:value-type="float">
            <text:p>6464</text:p>
          </table:table-cell>
          <table:table-cell office:value-type="float" office:value="12928" calcext:value-type="float">
            <text:p>12928</text:p>
          </table:table-cell>
          <table:table-cell office:value-type="float" office:value="25856" calcext:value-type="float">
            <text:p>25856</text:p>
          </table:table-cell>
          <table:table-cell table:number-columns-repeated="2" office:value-type="float" office:value="51712" calcext:value-type="float">
            <text:p>51712</text:p>
          </table:table-cell>
          <table:table-cell office:value-type="float" office:value="2533888" calcext:value-type="float">
            <text:p>2533888</text:p>
          </table:table-cell>
          <table:table-cell table:number-columns-repeated="78"/>
        </table:table-row>
        <table:table-row table:style-name="ro1">
          <table:table-cell office:value-type="string" calcext:value-type="string">
            <text:p>VGG16_block(Conv+Output)</text:p>
          </table:table-cell>
          <table:table-cell table:formula="of:=SUM([.B12];[.B13])" office:value-type="float" office:value="271679398" calcext:value-type="float">
            <text:p>271679398</text:p>
          </table:table-cell>
          <table:table-cell table:formula="of:=SUM([.C12];[.C13])" office:value-type="float" office:value="1109825766" calcext:value-type="float">
            <text:p>1109825766</text:p>
          </table:table-cell>
          <table:table-cell table:formula="of:=SUM([.D12];[.D13])" office:value-type="float" office:value="1294807500" calcext:value-type="float">
            <text:p>1294807500</text:p>
          </table:table-cell>
          <table:table-cell table:formula="of:=SUM([.E12];[.E13])" office:value-type="float" office:value="1294833356" calcext:value-type="float">
            <text:p>1294833356</text:p>
          </table:table-cell>
          <table:table-cell table:formula="of:=SUM([.F12];[.F13])" office:value-type="float" office:value="1387317760" calcext:value-type="float">
            <text:p>1387317760</text:p>
          </table:table-cell>
          <table:table-cell table:formula="of:=SUM([.G12];[.G13])" office:value-type="float" office:value="2533888" calcext:value-type="float">
            <text:p>2533888</text:p>
          </table:table-cell>
          <table:table-cell table:formula="of:=SUM([.B14:.G14])" office:value-type="float" office:value="5360997668" calcext:value-type="float">
            <text:p>5360997668</text:p>
          </table:table-cell>
          <table:table-cell table:number-columns-repeated="77"/>
        </table:table-row>
        <table:table-row table:style-name="ro1">
          <table:table-cell office:value-type="string" calcext:value-type="string">
            <text:p>VGG16_Cumulative</text:p>
          </table:table-cell>
          <table:table-cell table:style-name="ce1" office:value-type="float" office:value="271679398" calcext:value-type="float">
            <text:p>271679398</text:p>
          </table:table-cell>
          <table:table-cell table:formula="of:=SUM([.B15]+[.C14])" office:value-type="float" office:value="1381505164" calcext:value-type="float">
            <text:p>1381505164</text:p>
          </table:table-cell>
          <table:table-cell table:formula="of:=SUM([.C15]+[.D14])" office:value-type="float" office:value="2676312664" calcext:value-type="float">
            <text:p>2676312664</text:p>
          </table:table-cell>
          <table:table-cell table:formula="of:=SUM([.D15]+[.E14])" office:value-type="float" office:value="3971146020" calcext:value-type="float">
            <text:p>3971146020</text:p>
          </table:table-cell>
          <table:table-cell table:formula="of:=SUM([.E15]+[.F14])" office:value-type="float" office:value="5358463780" calcext:value-type="float">
            <text:p>5358463780</text:p>
          </table:table-cell>
          <table:table-cell table:formula="of:=SUM([.F15]+[.G14])" office:value-type="float" office:value="5360997668" calcext:value-type="float">
            <text:p>5360997668</text:p>
          </table:table-cell>
          <table:table-cell office:value-type="float" office:value="15349313216" calcext:value-type="float">
            <text:p>15349313216</text:p>
          </table:table-cell>
          <table:table-cell office:value-type="float" office:value="5360997668" calcext:value-type="float">
            <text:p>5360997668</text:p>
          </table:table-cell>
          <table:table-cell table:number-columns-repeated="76"/>
        </table:table-row>
        <table:table-row table:style-name="ro1">
          <table:table-cell table:number-columns-repeated="85"/>
        </table:table-row>
        <table:table-row table:style-name="ro1">
          <table:table-cell office:value-type="string" calcext:value-type="string">
            <text:p>InceptionV3_ConvLayer</text:p>
          </table:table-cell>
          <table:table-cell office:value-type="float" office:value="887222112" calcext:value-type="float">
            <text:p>887222112</text:p>
          </table:table-cell>
          <table:table-cell office:value-type="float" office:value="172800000" calcext:value-type="float">
            <text:p>172800000</text:p>
          </table:table-cell>
          <table:table-cell office:value-type="float" office:value="177600000" calcext:value-type="float">
            <text:p>177600000</text:p>
          </table:table-cell>
          <table:table-cell office:value-type="float" office:value="201351168" calcext:value-type="float">
            <text:p>201351168</text:p>
          </table:table-cell>
          <table:table-cell office:value-type="float" office:value="186384384" calcext:value-type="float">
            <text:p>186384384</text:p>
          </table:table-cell>
          <table:table-cell table:number-columns-repeated="2" office:value-type="float" office:value="243007488" calcext:value-type="float">
            <text:p>243007488</text:p>
          </table:table-cell>
          <table:table-cell office:value-type="float" office:value="307888128" calcext:value-type="float">
            <text:p>307888128</text:p>
          </table:table-cell>
          <table:table-cell office:value-type="float" office:value="138903552" calcext:value-type="float">
            <text:p>138903552</text:p>
          </table:table-cell>
          <table:table-cell office:value-type="float" office:value="125952000" calcext:value-type="float">
            <text:p>125952000</text:p>
          </table:table-cell>
          <table:table-cell office:value-type="float" office:value="151756800" calcext:value-type="float">
            <text:p>151756800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InceptionV3_OutputLayer</text:p>
          </table:table-cell>
          <table:table-cell office:value-type="float" office:value="25856" calcext:value-type="float">
            <text:p>25856</text:p>
          </table:table-cell>
          <table:table-cell table:number-columns-repeated="2" office:value-type="float" office:value="29088" calcext:value-type="float">
            <text:p>29088</text:p>
          </table:table-cell>
          <table:table-cell table:number-columns-repeated="5" office:value-type="float" office:value="77568" calcext:value-type="float">
            <text:p>77568</text:p>
          </table:table-cell>
          <table:table-cell office:value-type="float" office:value="129280" calcext:value-type="float">
            <text:p>129280</text:p>
          </table:table-cell>
          <table:table-cell table:number-columns-repeated="2" office:value-type="float" office:value="206848" calcext:value-type="float">
            <text:p>206848</text:p>
          </table:table-cell>
          <table:table-cell office:value-type="float" office:value="5171200" calcext:value-type="float">
            <text:p>5171200</text:p>
          </table:table-cell>
          <table:table-cell table:number-columns-repeated="72"/>
        </table:table-row>
        <table:table-row table:style-name="ro1">
          <table:table-cell office:value-type="string" calcext:value-type="string">
            <text:p>InceptionV3_block(Conv+Output)</text:p>
          </table:table-cell>
          <table:table-cell table:formula="of:=SUM([.B17]+[.B18])" office:value-type="float" office:value="887247968" calcext:value-type="float">
            <text:p>887247968</text:p>
          </table:table-cell>
          <table:table-cell table:formula="of:=SUM([.C17]+[.C18])" office:value-type="float" office:value="172829088" calcext:value-type="float">
            <text:p>172829088</text:p>
          </table:table-cell>
          <table:table-cell table:formula="of:=SUM([.D17]+[.D18])" office:value-type="float" office:value="177629088" calcext:value-type="float">
            <text:p>177629088</text:p>
          </table:table-cell>
          <table:table-cell table:formula="of:=SUM([.E17]+[.E18])" office:value-type="float" office:value="201428736" calcext:value-type="float">
            <text:p>201428736</text:p>
          </table:table-cell>
          <table:table-cell table:formula="of:=SUM([.F17]+[.F18])" office:value-type="float" office:value="186461952" calcext:value-type="float">
            <text:p>186461952</text:p>
          </table:table-cell>
          <table:table-cell table:formula="of:=SUM([.G17]+[.G18])" office:value-type="float" office:value="243085056" calcext:value-type="float">
            <text:p>243085056</text:p>
          </table:table-cell>
          <table:table-cell table:formula="of:=SUM([.H17]+[.H18])" office:value-type="float" office:value="243085056" calcext:value-type="float">
            <text:p>243085056</text:p>
          </table:table-cell>
          <table:table-cell table:formula="of:=SUM([.I17]+[.I18])" office:value-type="float" office:value="307965696" calcext:value-type="float">
            <text:p>307965696</text:p>
          </table:table-cell>
          <table:table-cell table:formula="of:=SUM([.J17]+[.J18])" office:value-type="float" office:value="139032832" calcext:value-type="float">
            <text:p>139032832</text:p>
          </table:table-cell>
          <table:table-cell table:formula="of:=SUM([.K17]+[.K18])" office:value-type="float" office:value="126158848" calcext:value-type="float">
            <text:p>126158848</text:p>
          </table:table-cell>
          <table:table-cell table:formula="of:=SUM([.L17]+[.L18])" office:value-type="float" office:value="151963648" calcext:value-type="float">
            <text:p>151963648</text:p>
          </table:table-cell>
          <table:table-cell table:formula="of:=SUM([.M17]+[.M18])" office:value-type="float" office:value="5171200" calcext:value-type="float">
            <text:p>5171200</text:p>
          </table:table-cell>
          <table:table-cell table:number-columns-repeated="72"/>
        </table:table-row>
        <table:table-row table:style-name="ro1">
          <table:table-cell office:value-type="string" calcext:value-type="string">
            <text:p>InceptionV3_Cumulative</text:p>
          </table:table-cell>
          <table:table-cell office:value-type="float" office:value="887247968" calcext:value-type="float">
            <text:p>887247968</text:p>
          </table:table-cell>
          <table:table-cell table:formula="of:=SUM([.B20]+[.C19])" office:value-type="float" office:value="1060077056" calcext:value-type="float">
            <text:p>1060077056</text:p>
          </table:table-cell>
          <table:table-cell table:formula="of:=SUM([.C20]+[.D19])" office:value-type="float" office:value="1237706144" calcext:value-type="float">
            <text:p>1237706144</text:p>
          </table:table-cell>
          <table:table-cell table:formula="of:=SUM([.D20]+[.E19])" office:value-type="float" office:value="1439134880" calcext:value-type="float">
            <text:p>1439134880</text:p>
          </table:table-cell>
          <table:table-cell table:formula="of:=SUM([.E20]+[.F19])" office:value-type="float" office:value="1625596832" calcext:value-type="float">
            <text:p>1625596832</text:p>
          </table:table-cell>
          <table:table-cell table:style-name="ce2" table:formula="of:=SUM([.F20]+[.G19])" office:value-type="float" office:value="1868681888" calcext:value-type="float">
            <text:p>1868681888</text:p>
          </table:table-cell>
          <table:table-cell table:formula="of:=SUM([.G20]+[.H19])" office:value-type="float" office:value="2111766944" calcext:value-type="float">
            <text:p>2111766944</text:p>
          </table:table-cell>
          <table:table-cell table:formula="of:=SUM([.H20]+[.I19])" office:value-type="float" office:value="2419732640" calcext:value-type="float">
            <text:p>2419732640</text:p>
          </table:table-cell>
          <table:table-cell table:formula="of:=SUM([.I20]+[.J19])" office:value-type="float" office:value="2558765472" calcext:value-type="float">
            <text:p>2558765472</text:p>
          </table:table-cell>
          <table:table-cell table:formula="of:=SUM([.J20]+[.K19])" office:value-type="float" office:value="2684924320" calcext:value-type="float">
            <text:p>2684924320</text:p>
          </table:table-cell>
          <table:table-cell table:formula="of:=SUM([.K20]+[.L19])" office:value-type="float" office:value="2836887968" calcext:value-type="float">
            <text:p>2836887968</text:p>
          </table:table-cell>
          <table:table-cell table:formula="of:=SUM([.L20]+[.M19])" office:value-type="float" office:value="2842059168" calcext:value-type="float">
            <text:p>2842059168</text:p>
          </table:table-cell>
          <table:table-cell table:number-columns-repeated="72"/>
        </table:table-row>
        <table:table-row table:style-name="ro1">
          <table:table-cell table:number-columns-repeated="85"/>
        </table:table-row>
        <table:table-row table:style-name="ro1">
          <table:table-cell office:value-type="string" calcext:value-type="string">
            <text:p>Mobile0.25_ConvLayer</text:p>
          </table:table-cell>
          <table:table-cell office:value-type="float" office:value="4315136" calcext:value-type="float">
            <text:p>4315136</text:p>
          </table:table-cell>
          <table:table-cell office:value-type="float" office:value="1605632" calcext:value-type="float">
            <text:p>1605632</text:p>
          </table:table-cell>
          <table:table-cell office:value-type="float" office:value="3211264" calcext:value-type="float">
            <text:p>3211264</text:p>
          </table:table-cell>
          <table:table-cell office:value-type="float" office:value="1605632" calcext:value-type="float">
            <text:p>1605632</text:p>
          </table:table-cell>
          <table:table-cell office:value-type="float" office:value="3211264" calcext:value-type="float">
            <text:p>3211264</text:p>
          </table:table-cell>
          <table:table-cell office:value-type="float" office:value="1605632" calcext:value-type="float">
            <text:p>1605632</text:p>
          </table:table-cell>
          <table:table-cell table:number-columns-repeated="5" office:value-type="float" office:value="3211264" calcext:value-type="float">
            <text:p>3211264</text:p>
          </table:table-cell>
          <table:table-cell office:value-type="float" office:value="1605632" calcext:value-type="float">
            <text:p>1605632</text:p>
          </table:table-cell>
          <table:table-cell office:value-type="float" office:value="3211264" calcext:value-type="float">
            <text:p>3211264</text:p>
          </table:table-cell>
          <table:table-cell table:number-columns-repeated="71"/>
        </table:table-row>
        <table:table-row table:style-name="ro1">
          <table:table-cell office:value-type="string" calcext:value-type="string">
            <text:p>Mobile0.25_OutputLayer</text:p>
          </table:table-cell>
          <table:table-cell office:value-type="float" office:value="1616" calcext:value-type="float">
            <text:p>1616</text:p>
          </table:table-cell>
          <table:table-cell table:number-columns-repeated="2" office:value-type="float" office:value="3232" calcext:value-type="float">
            <text:p>3232</text:p>
          </table:table-cell>
          <table:table-cell table:number-columns-repeated="2" office:value-type="float" office:value="6464" calcext:value-type="float">
            <text:p>6464</text:p>
          </table:table-cell>
          <table:table-cell table:number-columns-repeated="6" office:value-type="float" office:value="12928" calcext:value-type="float">
            <text:p>12928</text:p>
          </table:table-cell>
          <table:table-cell table:number-columns-repeated="2" office:value-type="float" office:value="25856" calcext:value-type="float">
            <text:p>25856</text:p>
          </table:table-cell>
          <table:table-cell office:value-type="float" office:value="1266944" calcext:value-type="float">
            <text:p>1266944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Mobile0.25_block(Conv+Output)</text:p>
          </table:table-cell>
          <table:table-cell table:formula="of:=SUM([.B22]+[.B23])" office:value-type="float" office:value="4316752" calcext:value-type="float">
            <text:p>4316752</text:p>
          </table:table-cell>
          <table:table-cell table:formula="of:=SUM([.C22]+[.C23])" office:value-type="float" office:value="1608864" calcext:value-type="float">
            <text:p>1608864</text:p>
          </table:table-cell>
          <table:table-cell table:formula="of:=SUM([.D22]+[.D23])" office:value-type="float" office:value="3214496" calcext:value-type="float">
            <text:p>3214496</text:p>
          </table:table-cell>
          <table:table-cell table:formula="of:=SUM([.E22]+[.E23])" office:value-type="float" office:value="1612096" calcext:value-type="float">
            <text:p>1612096</text:p>
          </table:table-cell>
          <table:table-cell table:formula="of:=SUM([.F22]+[.F23])" office:value-type="float" office:value="3217728" calcext:value-type="float">
            <text:p>3217728</text:p>
          </table:table-cell>
          <table:table-cell table:formula="of:=SUM([.G22]+[.G23])" office:value-type="float" office:value="1618560" calcext:value-type="float">
            <text:p>1618560</text:p>
          </table:table-cell>
          <table:table-cell table:formula="of:=SUM([.H22]+[.H23])" office:value-type="float" office:value="3224192" calcext:value-type="float">
            <text:p>3224192</text:p>
          </table:table-cell>
          <table:table-cell table:formula="of:=SUM([.I22]+[.I23])" office:value-type="float" office:value="3224192" calcext:value-type="float">
            <text:p>3224192</text:p>
          </table:table-cell>
          <table:table-cell table:formula="of:=SUM([.J22]+[.J23])" office:value-type="float" office:value="3224192" calcext:value-type="float">
            <text:p>3224192</text:p>
          </table:table-cell>
          <table:table-cell table:formula="of:=SUM([.K22]+[.K23])" office:value-type="float" office:value="3224192" calcext:value-type="float">
            <text:p>3224192</text:p>
          </table:table-cell>
          <table:table-cell table:formula="of:=SUM([.L22]+[.L23])" office:value-type="float" office:value="3224192" calcext:value-type="float">
            <text:p>3224192</text:p>
          </table:table-cell>
          <table:table-cell table:formula="of:=SUM([.M22]+[.M23])" office:value-type="float" office:value="1631488" calcext:value-type="float">
            <text:p>1631488</text:p>
          </table:table-cell>
          <table:table-cell table:formula="of:=SUM([.N22]+[.N23])" office:value-type="float" office:value="3237120" calcext:value-type="float">
            <text:p>3237120</text:p>
          </table:table-cell>
          <table:table-cell table:formula="of:=SUM([.O22]+[.O23])" office:value-type="float" office:value="1266944" calcext:value-type="float">
            <text:p>1266944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Mobile0.25_Cumulative</text:p>
          </table:table-cell>
          <table:table-cell office:value-type="float" office:value="4316752" calcext:value-type="float">
            <text:p>4316752</text:p>
          </table:table-cell>
          <table:table-cell table:formula="of:=SUM([.B25]+[.C24])" office:value-type="float" office:value="5925616" calcext:value-type="float">
            <text:p>5925616</text:p>
          </table:table-cell>
          <table:table-cell table:formula="of:=SUM([.C25]+[.D24])" office:value-type="float" office:value="9140112" calcext:value-type="float">
            <text:p>9140112</text:p>
          </table:table-cell>
          <table:table-cell table:formula="of:=SUM([.D25]+[.E24])" office:value-type="float" office:value="10752208" calcext:value-type="float">
            <text:p>10752208</text:p>
          </table:table-cell>
          <table:table-cell table:formula="of:=SUM([.E25]+[.F24])" office:value-type="float" office:value="13969936" calcext:value-type="float">
            <text:p>13969936</text:p>
          </table:table-cell>
          <table:table-cell table:formula="of:=SUM([.F25]+[.G24])" office:value-type="float" office:value="15588496" calcext:value-type="float">
            <text:p>15588496</text:p>
          </table:table-cell>
          <table:table-cell table:style-name="ce2" table:formula="of:=SUM([.G25]+[.H24])" office:value-type="float" office:value="18812688" calcext:value-type="float">
            <text:p>18812688</text:p>
          </table:table-cell>
          <table:table-cell table:formula="of:=SUM([.H25]+[.I24])" office:value-type="float" office:value="22036880" calcext:value-type="float">
            <text:p>22036880</text:p>
          </table:table-cell>
          <table:table-cell table:formula="of:=SUM([.I25]+[.J24])" office:value-type="float" office:value="25261072" calcext:value-type="float">
            <text:p>25261072</text:p>
          </table:table-cell>
          <table:table-cell table:formula="of:=SUM([.J25]+[.K24])" office:value-type="float" office:value="28485264" calcext:value-type="float">
            <text:p>28485264</text:p>
          </table:table-cell>
          <table:table-cell table:formula="of:=SUM([.K25]+[.L24])" office:value-type="float" office:value="31709456" calcext:value-type="float">
            <text:p>31709456</text:p>
          </table:table-cell>
          <table:table-cell table:formula="of:=SUM([.L25]+[.M24])" office:value-type="float" office:value="33340944" calcext:value-type="float">
            <text:p>33340944</text:p>
          </table:table-cell>
          <table:table-cell table:formula="of:=SUM([.M25]+[.N24])" office:value-type="float" office:value="36578064" calcext:value-type="float">
            <text:p>36578064</text:p>
          </table:table-cell>
          <table:table-cell table:formula="of:=SUM([.N25]+[.O24])" office:value-type="float" office:value="37845008" calcext:value-type="float">
            <text:p>37845008</text:p>
          </table:table-cell>
          <table:table-cell table:number-columns-repeated="70"/>
        </table:table-row>
        <table:table-row table:style-name="ro1" table:number-rows-repeated="2">
          <table:table-cell table:number-columns-repeated="85"/>
        </table:table-row>
        <table:table-row table:style-name="ro1">
          <table:table-cell office:value-type="string" calcext:value-type="string">
            <text:p>Mobile0.5_ConvLayer</text:p>
          </table:table-cell>
          <table:table-cell office:value-type="float" office:value="11841536" calcext:value-type="float">
            <text:p>11841536</text:p>
          </table:table-cell>
          <table:table-cell office:value-type="float" office:value="6422528" calcext:value-type="float">
            <text:p>6422528</text:p>
          </table:table-cell>
          <table:table-cell office:value-type="float" office:value="12845056" calcext:value-type="float">
            <text:p>12845056</text:p>
          </table:table-cell>
          <table:table-cell office:value-type="float" office:value="6422528" calcext:value-type="float">
            <text:p>6422528</text:p>
          </table:table-cell>
          <table:table-cell office:value-type="float" office:value="12845056" calcext:value-type="float">
            <text:p>12845056</text:p>
          </table:table-cell>
          <table:table-cell office:value-type="float" office:value="6422528" calcext:value-type="float">
            <text:p>6422528</text:p>
          </table:table-cell>
          <table:table-cell table:number-columns-repeated="5" office:value-type="float" office:value="12845056" calcext:value-type="float">
            <text:p>12845056</text:p>
          </table:table-cell>
          <table:table-cell office:value-type="float" office:value="6422528" calcext:value-type="float">
            <text:p>6422528</text:p>
          </table:table-cell>
          <table:table-cell office:value-type="float" office:value="12845056" calcext:value-type="float">
            <text:p>12845056</text:p>
          </table:table-cell>
          <table:table-cell table:number-columns-repeated="71"/>
        </table:table-row>
        <table:table-row table:style-name="ro1">
          <table:table-cell office:value-type="string" calcext:value-type="string">
            <text:p>Mobile0.5_OutputLayer</text:p>
          </table:table-cell>
          <table:table-cell office:value-type="float" office:value="3232" calcext:value-type="float">
            <text:p>3232</text:p>
          </table:table-cell>
          <table:table-cell table:number-columns-repeated="2" office:value-type="float" office:value="6464" calcext:value-type="float">
            <text:p>6464</text:p>
          </table:table-cell>
          <table:table-cell table:number-columns-repeated="2" office:value-type="float" office:value="12928" calcext:value-type="float">
            <text:p>12928</text:p>
          </table:table-cell>
          <table:table-cell table:number-columns-repeated="6" office:value-type="float" office:value="25856" calcext:value-type="float">
            <text:p>25856</text:p>
          </table:table-cell>
          <table:table-cell table:number-columns-repeated="2" office:value-type="float" office:value="51712" calcext:value-type="float">
            <text:p>51712</text:p>
          </table:table-cell>
          <table:table-cell office:value-type="float" office:value="2533888" calcext:value-type="float">
            <text:p>2533888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Mobile0.5_block(Conv+Output)</text:p>
          </table:table-cell>
          <table:table-cell table:formula="of:=SUM([.B28];[.B29])" office:value-type="float" office:value="11844768" calcext:value-type="float">
            <text:p>11844768</text:p>
          </table:table-cell>
          <table:table-cell table:formula="of:=SUM([.C28];[.C29])" office:value-type="float" office:value="6428992" calcext:value-type="float">
            <text:p>6428992</text:p>
          </table:table-cell>
          <table:table-cell table:formula="of:=SUM([.D28];[.D29])" office:value-type="float" office:value="12851520" calcext:value-type="float">
            <text:p>12851520</text:p>
          </table:table-cell>
          <table:table-cell table:formula="of:=SUM([.E28];[.E29])" office:value-type="float" office:value="6435456" calcext:value-type="float">
            <text:p>6435456</text:p>
          </table:table-cell>
          <table:table-cell table:formula="of:=SUM([.F28];[.F29])" office:value-type="float" office:value="12857984" calcext:value-type="float">
            <text:p>12857984</text:p>
          </table:table-cell>
          <table:table-cell table:formula="of:=SUM([.G28];[.G29])" office:value-type="float" office:value="6448384" calcext:value-type="float">
            <text:p>6448384</text:p>
          </table:table-cell>
          <table:table-cell table:formula="of:=SUM([.H28];[.H29])" office:value-type="float" office:value="12870912" calcext:value-type="float">
            <text:p>12870912</text:p>
          </table:table-cell>
          <table:table-cell table:formula="of:=SUM([.I28];[.I29])" office:value-type="float" office:value="12870912" calcext:value-type="float">
            <text:p>12870912</text:p>
          </table:table-cell>
          <table:table-cell table:formula="of:=SUM([.J28];[.J29])" office:value-type="float" office:value="12870912" calcext:value-type="float">
            <text:p>12870912</text:p>
          </table:table-cell>
          <table:table-cell table:formula="of:=SUM([.K28];[.K29])" office:value-type="float" office:value="12870912" calcext:value-type="float">
            <text:p>12870912</text:p>
          </table:table-cell>
          <table:table-cell table:formula="of:=SUM([.L28];[.L29])" office:value-type="float" office:value="12870912" calcext:value-type="float">
            <text:p>12870912</text:p>
          </table:table-cell>
          <table:table-cell table:formula="of:=SUM([.M28];[.M29])" office:value-type="float" office:value="6474240" calcext:value-type="float">
            <text:p>6474240</text:p>
          </table:table-cell>
          <table:table-cell table:formula="of:=SUM([.N28];[.N29])" office:value-type="float" office:value="12896768" calcext:value-type="float">
            <text:p>12896768</text:p>
          </table:table-cell>
          <table:table-cell table:formula="of:=SUM([.O28];[.O29])" office:value-type="float" office:value="2533888" calcext:value-type="float">
            <text:p>2533888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Mobile0.5_Cumulative</text:p>
          </table:table-cell>
          <table:table-cell office:value-type="float" office:value="11844768" calcext:value-type="float">
            <text:p>11844768</text:p>
          </table:table-cell>
          <table:table-cell table:formula="of:=SUM([.B31];[.C30])" office:value-type="float" office:value="18273760" calcext:value-type="float">
            <text:p>18273760</text:p>
          </table:table-cell>
          <table:table-cell table:formula="of:=SUM([.C31];[.D30])" office:value-type="float" office:value="31125280" calcext:value-type="float">
            <text:p>31125280</text:p>
          </table:table-cell>
          <table:table-cell table:formula="of:=SUM([.D31];[.E30])" office:value-type="float" office:value="37560736" calcext:value-type="float">
            <text:p>37560736</text:p>
          </table:table-cell>
          <table:table-cell table:formula="of:=SUM([.E31];[.F30])" office:value-type="float" office:value="50418720" calcext:value-type="float">
            <text:p>50418720</text:p>
          </table:table-cell>
          <table:table-cell table:formula="of:=SUM([.F31];[.G30])" office:value-type="float" office:value="56867104" calcext:value-type="float">
            <text:p>56867104</text:p>
          </table:table-cell>
          <table:table-cell table:style-name="ce2" table:formula="of:=SUM([.G31];[.H30])" office:value-type="float" office:value="69738016" calcext:value-type="float">
            <text:p>69738016</text:p>
          </table:table-cell>
          <table:table-cell table:formula="of:=SUM([.H31];[.I30])" office:value-type="float" office:value="82608928" calcext:value-type="float">
            <text:p>82608928</text:p>
          </table:table-cell>
          <table:table-cell table:formula="of:=SUM([.I31];[.J30])" office:value-type="float" office:value="95479840" calcext:value-type="float">
            <text:p>95479840</text:p>
          </table:table-cell>
          <table:table-cell table:formula="of:=SUM([.J31];[.K30])" office:value-type="float" office:value="108350752" calcext:value-type="float">
            <text:p>108350752</text:p>
          </table:table-cell>
          <table:table-cell table:formula="of:=SUM([.K31];[.L30])" office:value-type="float" office:value="121221664" calcext:value-type="float">
            <text:p>121221664</text:p>
          </table:table-cell>
          <table:table-cell table:formula="of:=SUM([.L31];[.M30])" office:value-type="float" office:value="127695904" calcext:value-type="float">
            <text:p>127695904</text:p>
          </table:table-cell>
          <table:table-cell table:formula="of:=SUM([.M31];[.N30])" office:value-type="float" office:value="140592672" calcext:value-type="float">
            <text:p>140592672</text:p>
          </table:table-cell>
          <table:table-cell table:formula="of:=SUM([.N31];[.O30])" office:value-type="float" office:value="143126560" calcext:value-type="float">
            <text:p>143126560</text:p>
          </table:table-cell>
          <table:table-cell table:number-columns-repeated="70"/>
        </table:table-row>
        <table:table-row table:style-name="ro1">
          <table:table-cell table:number-columns-repeated="85"/>
        </table:table-row>
        <table:table-row table:style-name="ro1">
          <table:table-cell office:value-type="string" calcext:value-type="string">
            <text:p>Mobile0.75_ConvLayer</text:p>
          </table:table-cell>
          <table:table-cell office:value-type="float" office:value="22579200" calcext:value-type="float">
            <text:p>22579200</text:p>
          </table:table-cell>
          <table:table-cell office:value-type="float" office:value="14450688" calcext:value-type="float">
            <text:p>14450688</text:p>
          </table:table-cell>
          <table:table-cell office:value-type="float" office:value="28901376" calcext:value-type="float">
            <text:p>28901376</text:p>
          </table:table-cell>
          <table:table-cell office:value-type="float" office:value="14450688" calcext:value-type="float">
            <text:p>14450688</text:p>
          </table:table-cell>
          <table:table-cell office:value-type="float" office:value="28901376" calcext:value-type="float">
            <text:p>28901376</text:p>
          </table:table-cell>
          <table:table-cell office:value-type="float" office:value="14450688" calcext:value-type="float">
            <text:p>14450688</text:p>
          </table:table-cell>
          <table:table-cell table:number-columns-repeated="5" office:value-type="float" office:value="28901376" calcext:value-type="float">
            <text:p>28901376</text:p>
          </table:table-cell>
          <table:table-cell office:value-type="float" office:value="14450688" calcext:value-type="float">
            <text:p>14450688</text:p>
          </table:table-cell>
          <table:table-cell office:value-type="float" office:value="28901376" calcext:value-type="float">
            <text:p>28901376</text:p>
          </table:table-cell>
          <table:table-cell table:number-columns-repeated="71"/>
        </table:table-row>
        <table:table-row table:style-name="ro1">
          <table:table-cell office:value-type="string" calcext:value-type="string">
            <text:p>Mobile0.75_OutputLayer</text:p>
          </table:table-cell>
          <table:table-cell office:value-type="float" office:value="4848" calcext:value-type="float">
            <text:p>4848</text:p>
          </table:table-cell>
          <table:table-cell table:number-columns-repeated="2" office:value-type="float" office:value="9696" calcext:value-type="float">
            <text:p>9696</text:p>
          </table:table-cell>
          <table:table-cell table:number-columns-repeated="2" office:value-type="float" office:value="19392" calcext:value-type="float">
            <text:p>19392</text:p>
          </table:table-cell>
          <table:table-cell table:number-columns-repeated="6" office:value-type="float" office:value="38784" calcext:value-type="float">
            <text:p>38784</text:p>
          </table:table-cell>
          <table:table-cell table:number-columns-repeated="2" office:value-type="float" office:value="77568" calcext:value-type="float">
            <text:p>77568</text:p>
          </table:table-cell>
          <table:table-cell office:value-type="float" office:value="3800832" calcext:value-type="float">
            <text:p>3800832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Mobile0.75_block(Conv+Output)</text:p>
          </table:table-cell>
          <table:table-cell table:formula="of:=SUM([.B33];[.B34])" office:value-type="float" office:value="22584048" calcext:value-type="float">
            <text:p>22584048</text:p>
          </table:table-cell>
          <table:table-cell table:formula="of:=SUM([.C33];[.C34])" office:value-type="float" office:value="14460384" calcext:value-type="float">
            <text:p>14460384</text:p>
          </table:table-cell>
          <table:table-cell table:formula="of:=SUM([.D33];[.D34])" office:value-type="float" office:value="28911072" calcext:value-type="float">
            <text:p>28911072</text:p>
          </table:table-cell>
          <table:table-cell table:formula="of:=SUM([.E33];[.E34])" office:value-type="float" office:value="14470080" calcext:value-type="float">
            <text:p>14470080</text:p>
          </table:table-cell>
          <table:table-cell table:formula="of:=SUM([.F33];[.F34])" office:value-type="float" office:value="28920768" calcext:value-type="float">
            <text:p>28920768</text:p>
          </table:table-cell>
          <table:table-cell table:formula="of:=SUM([.G33];[.G34])" office:value-type="float" office:value="14489472" calcext:value-type="float">
            <text:p>14489472</text:p>
          </table:table-cell>
          <table:table-cell table:formula="of:=SUM([.H33];[.H34])" office:value-type="float" office:value="28940160" calcext:value-type="float">
            <text:p>28940160</text:p>
          </table:table-cell>
          <table:table-cell table:formula="of:=SUM([.I33];[.I34])" office:value-type="float" office:value="28940160" calcext:value-type="float">
            <text:p>28940160</text:p>
          </table:table-cell>
          <table:table-cell table:formula="of:=SUM([.J33];[.J34])" office:value-type="float" office:value="28940160" calcext:value-type="float">
            <text:p>28940160</text:p>
          </table:table-cell>
          <table:table-cell table:formula="of:=SUM([.K33];[.K34])" office:value-type="float" office:value="28940160" calcext:value-type="float">
            <text:p>28940160</text:p>
          </table:table-cell>
          <table:table-cell table:formula="of:=SUM([.L33];[.L34])" office:value-type="float" office:value="28940160" calcext:value-type="float">
            <text:p>28940160</text:p>
          </table:table-cell>
          <table:table-cell table:formula="of:=SUM([.M33];[.M34])" office:value-type="float" office:value="14528256" calcext:value-type="float">
            <text:p>14528256</text:p>
          </table:table-cell>
          <table:table-cell table:formula="of:=SUM([.N33];[.N34])" office:value-type="float" office:value="28978944" calcext:value-type="float">
            <text:p>28978944</text:p>
          </table:table-cell>
          <table:table-cell table:formula="of:=SUM([.O33];[.O34])" office:value-type="float" office:value="3800832" calcext:value-type="float">
            <text:p>3800832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Mobile0.75_Cumulative</text:p>
          </table:table-cell>
          <table:table-cell office:value-type="float" office:value="22584048" calcext:value-type="float">
            <text:p>22584048</text:p>
          </table:table-cell>
          <table:table-cell table:formula="of:=SUM([.B36];[.C35])" office:value-type="float" office:value="37044432" calcext:value-type="float">
            <text:p>37044432</text:p>
          </table:table-cell>
          <table:table-cell table:formula="of:=SUM([.C36];[.D35])" office:value-type="float" office:value="65955504" calcext:value-type="float">
            <text:p>65955504</text:p>
          </table:table-cell>
          <table:table-cell table:formula="of:=SUM([.D36];[.E35])" office:value-type="float" office:value="80425584" calcext:value-type="float">
            <text:p>80425584</text:p>
          </table:table-cell>
          <table:table-cell table:formula="of:=SUM([.E36];[.F35])" office:value-type="float" office:value="109346352" calcext:value-type="float">
            <text:p>109346352</text:p>
          </table:table-cell>
          <table:table-cell table:formula="of:=SUM([.F36];[.G35])" office:value-type="float" office:value="123835824" calcext:value-type="float">
            <text:p>123835824</text:p>
          </table:table-cell>
          <table:table-cell table:style-name="ce2" table:formula="of:=SUM([.G36];[.H35])" office:value-type="float" office:value="152775984" calcext:value-type="float">
            <text:p>152775984</text:p>
          </table:table-cell>
          <table:table-cell table:formula="of:=SUM([.H36];[.I35])" office:value-type="float" office:value="181716144" calcext:value-type="float">
            <text:p>181716144</text:p>
          </table:table-cell>
          <table:table-cell table:formula="of:=SUM([.I36];[.J35])" office:value-type="float" office:value="210656304" calcext:value-type="float">
            <text:p>210656304</text:p>
          </table:table-cell>
          <table:table-cell table:formula="of:=SUM([.J36];[.K35])" office:value-type="float" office:value="239596464" calcext:value-type="float">
            <text:p>239596464</text:p>
          </table:table-cell>
          <table:table-cell table:formula="of:=SUM([.K36];[.L35])" office:value-type="float" office:value="268536624" calcext:value-type="float">
            <text:p>268536624</text:p>
          </table:table-cell>
          <table:table-cell table:formula="of:=SUM([.L36];[.M35])" office:value-type="float" office:value="283064880" calcext:value-type="float">
            <text:p>283064880</text:p>
          </table:table-cell>
          <table:table-cell table:formula="of:=SUM([.M36];[.N35])" office:value-type="float" office:value="312043824" calcext:value-type="float">
            <text:p>312043824</text:p>
          </table:table-cell>
          <table:table-cell table:formula="of:=SUM([.N36];[.O35])" office:value-type="float" office:value="315844656" calcext:value-type="float">
            <text:p>315844656</text:p>
          </table:table-cell>
          <table:table-cell table:number-columns-repeated="70"/>
        </table:table-row>
        <table:table-row table:style-name="ro1" table:number-rows-repeated="3">
          <table:table-cell table:number-columns-repeated="85"/>
        </table:table-row>
        <table:table-row table:style-name="ro1">
          <table:table-cell/>
          <table:table-cell table:formula="of:=SUM([.B33:.B34])" office:value-type="float" office:value="22584048" calcext:value-type="float">
            <text:p>22584048</text:p>
          </table:table-cell>
          <table:table-cell table:formula="of:=SUM([.B35];[.C35])" office:value-type="float" office:value="37044432" calcext:value-type="float">
            <text:p>37044432</text:p>
          </table:table-cell>
          <table:table-cell table:number-columns-repeated="4"/>
          <table:table-cell table:formula="of:=SUM([.H33:.H34])" office:value-type="float" office:value="28940160" calcext:value-type="float">
            <text:p>28940160</text:p>
          </table:table-cell>
          <table:table-cell table:number-columns-repeated="77"/>
        </table:table-row>
        <table:table-row table:style-name="ro1">
          <table:table-cell table:number-columns-repeated="85"/>
        </table:table-row>
        <table:table-row table:style-name="ro1">
          <table:table-cell office:value-type="string" calcext:value-type="string">
            <text:p>Mobile0.75_cifar 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8" calcext:value-type="float">
            <text:p>648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152" calcext:value-type="float">
            <text:p>115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2" calcext:value-type="float">
            <text:p>432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4608" calcext:value-type="float">
            <text:p>4608</text:p>
          </table:table-cell>
          <table:table-cell office:value-type="float" office:value="384" calcext:value-type="float">
            <text:p>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4" calcext:value-type="float">
            <text:p>864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9216" calcext:value-type="float">
            <text:p>9216</text:p>
          </table:table-cell>
          <table:table-cell office:value-type="float" office:value="384" calcext:value-type="float">
            <text:p>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4" calcext:value-type="float">
            <text:p>864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18432" calcext:value-type="float">
            <text:p>18432</text:p>
          </table:table-cell>
          <table:table-cell office:value-type="float" office:value="768" calcext:value-type="float">
            <text:p>7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8" calcext:value-type="float">
            <text:p>1728</text:p>
          </table:table-cell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office:value-type="float" office:value="36864" calcext:value-type="float">
            <text:p>36864</text:p>
          </table:table-cell>
          <table:table-cell office:value-type="float" office:value="768" calcext:value-type="float">
            <text:p>7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8" calcext:value-type="float">
            <text:p>1728</text:p>
          </table:table-cell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office:value-type="float" office:value="73728" calcext:value-type="float">
            <text:p>73728</text:p>
          </table:table-cell>
          <table:table-cell office:value-type="float" office:value="1536" calcext:value-type="float">
            <text:p>15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6" calcext:value-type="float">
            <text:p>3456</text:p>
          </table:table-cell>
          <table:table-cell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147456" calcext:value-type="float">
            <text:p>147456</text:p>
          </table:table-cell>
          <table:table-cell office:value-type="float" office:value="1536" calcext:value-type="float">
            <text:p>15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6" calcext:value-type="float">
            <text:p>3456</text:p>
          </table:table-cell>
          <table:table-cell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147456" calcext:value-type="float">
            <text:p>147456</text:p>
          </table:table-cell>
          <table:table-cell office:value-type="float" office:value="1536" calcext:value-type="float">
            <text:p>15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6" calcext:value-type="float">
            <text:p>3456</text:p>
          </table:table-cell>
          <table:table-cell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147456" calcext:value-type="float">
            <text:p>147456</text:p>
          </table:table-cell>
          <table:table-cell office:value-type="float" office:value="1536" calcext:value-type="float">
            <text:p>15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6" calcext:value-type="float">
            <text:p>3456</text:p>
          </table:table-cell>
          <table:table-cell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194912" calcext:value-type="float">
            <text:p>194912</text:p>
          </table:table-cell>
          <table:table-cell office:value-type="float" office:value="3072" calcext:value-type="float">
            <text:p>3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12" calcext:value-type="float">
            <text:p>6912</text:p>
          </table:table-cell>
          <table:table-cell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float" office:value="589824" calcext:value-type="float">
            <text:p>589824</text:p>
          </table:table-cell>
          <table:table-cell office:value-type="float" office:value="3072" calcext:value-type="float">
            <text:p>3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63300" calcext:value-type="float">
            <text:p>3763300</text:p>
          </table:table-cell>
        </table:table-row>
        <table:table-row table:style-name="ro1">
          <table:table-cell/>
          <table:table-cell table:formula="of:=SUM([.B42:.CG42])" office:value-type="float" office:value="5188308" calcext:value-type="float">
            <text:p>5188308</text:p>
          </table:table-cell>
          <table:table-cell table:number-columns-repeated="83"/>
        </table:table-row>
      </table:table>
      <table:named-expressions/>
      <table:database-ranges>
        <table:database-range table:name="__Anonymous_Sheet_DB__0" table:target-range-address="Sheet1.B10:Sheet1.O10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0">00/00/0000</text:date>, <text:time style:data-style-name="N2" text:time-value="08:54:45.2000683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9T13:57:52.374693590</meta:creation-date>
    <dc:date>2018-05-30T02:36:57.926729711</dc:date>
    <meta:editing-duration>P5DT19H8M2S</meta:editing-duration>
    <meta:editing-cycles>13</meta:editing-cycles>
    <meta:generator>LibreOffice/5.1.6.2$Linux_X86_64 LibreOffice_project/10m0$Build-2</meta:generator>
    <meta:document-statistic meta:table-count="1" meta:cell-count="495" meta:object-count="0"/>
  </office:meta>
</office:document-meta>
</file>